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66218" officeooo:paragraph-rsid="00066218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zxx" fo:country="none" officeooo:rsid="00066218" officeooo:paragraph-rsid="00066218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066218"/>
    </style:style>
    <style:style style:name="T2" style:family="text">
      <style:text-properties officeooo:rsid="0009835b"/>
    </style:style>
    <style:style style:name="T3" style:family="text">
      <style:text-properties officeooo:rsid="000c86f7"/>
    </style:style>
    <style:style style:name="T4" style:family="text">
      <style:text-properties officeooo:rsid="000c86f7" fo:background-color="#ffff00" loext:char-shading-value="0"/>
    </style:style>
    <style:style style:name="T5" style:family="text">
      <style:text-properties officeooo:rsid="000c86f7" fo:background-color="#ffff00" loext:char-shading-value="0"/>
    </style:style>
    <style:style style:name="T6" style:family="text">
      <style:text-properties officeooo:rsid="000c86f7" fo:background-color="transparent" loext:char-shading-value="0"/>
    </style:style>
    <style:style style:name="T7" style:family="text">
      <style:text-properties officeooo:rsid="000c86f7" fo:background-color="#000000" loext:char-shading-value="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background-color="#000000" loext:char-shading-value="0"/>
    </style:style>
    <style:style style:name="T10" style:family="text">
      <style:text-properties fo:color="#000000" loext:opacity="100%" officeooo:rsid="000c86f7" fo:background-color="#000000" loext:char-shading-value="0"/>
    </style:style>
    <style:style style:name="T11" style:family="text">
      <style:text-properties fo:color="#000000" loext:opacity="100%" officeooo:rsid="000c86f7" fo:background-color="#000000" loext:char-shading-value="0"/>
    </style:style>
    <style:style style:name="T12" style:family="text">
      <style:text-properties fo:color="#000000" loext:opacity="100%" fo:background-color="#000000" loext:char-shading-value="0"/>
    </style:style>
    <style:style style:name="T13" style:family="text">
      <style:text-properties fo:color="#000000" loext:opacity="100%" officeooo:rsid="000c8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DO WHAT THE F<text:span text:style-name="T11">U</text:span>CK YOU WANT TO PUBLIC LICENSE </text:p>
      <text:p text:style-name="P2">Version 2, December 2004 </text:p>
      <text:p text:style-name="P1"/>
      <text:p text:style-name="P1">Copyright (C) 2004 Sam Hocevar &lt;sam@hocevar.net&gt; </text:p>
      <text:p text:style-name="P1"/>
      <text:p text:style-name="P1">Everyone is permitted to copy and distribute verbatim or modified </text:p>
      <text:p text:style-name="P1">copies of this license document, and changing it is allowed as long </text:p>
      <text:p text:style-name="P1">as the name is changed. </text:p>
      <text:p text:style-name="P1"/>
      <text:p text:style-name="P2">DO WHAT THE F<text:span text:style-name="T11">U</text:span>CK YOU WANT TO PUBLIC LICENSE </text:p>
      <text:p text:style-name="P2">TERMS AND CONDITIONS FOR COPYING, DISTRIBUTION AND MODIFICATION </text:p>
      <text:p text:style-name="P1"/>
      <text:p text:style-name="P3"><text:tab/>0. You just DO WHAT THE F<text:span text:style-name="T11">U</text:span>CK YOU WANT TO.</text:p>
      <text:p text:style-name="P4"/>
      <text:p text:style-name="P7">做你<text:span text:style-name="T12">他妈</text:span>想做的任何事情许可证</text:p>
      <text:p text:style-name="P7"><text:span text:style-name="T1">2004年12月 版本</text:span><text:span text:style-name="T2">v2</text:span></text:p>
      <text:p text:style-name="P7"/>
      <text:p text:style-name="P5">版权所有 © 2004 Sam Hocevar &lt;<text:a xlink:type="simple" xlink:href="mailto:sam@hocevar.net" text:style-name="Internet_20_link" text:visited-style-name="Visited_20_Internet_20_Link">sam@hocevar.net</text:a>&gt;</text:p>
      <text:p text:style-name="P5">所有人都被授予分发此许可证文档的原本或经过修改的副本，前提是修改版的名不能与原版一致。</text:p>
      <text:p text:style-name="P5"/>
      <text:p text:style-name="P6">做你<text:span text:style-name="T12">他妈</text:span>想做的任何事情许可证</text:p>
      <text:p text:style-name="P6">对本作品进行复制、修改和分发的条件：</text:p>
      <text:p text:style-name="P5"/>
      <text:p text:style-name="P5"><text:tab/>0. 做你<text:span text:style-name="T12">他妈</text:span>想做的任何事情就完事了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0:02:38.737950255</meta:creation-date>
    <dc:date>2021-08-31T20:19:52.937603847</dc:date>
    <meta:editing-duration>PT6M21S</meta:editing-duration>
    <meta:editing-cycles>5</meta:editing-cycles>
    <meta:generator>LibreOffice/7.1.5.2$Linux_X86_64 LibreOffice_project/10$Build-2</meta:generator>
    <meta:document-statistic meta:table-count="0" meta:image-count="0" meta:object-count="0" meta:page-count="1" meta:paragraph-count="16" meta:word-count="195" meta:character-count="589" meta:non-whitespace-character-count="508"/>
  </office:meta>
</office:document-meta>
</file>